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Pictures/10000000000004EC0000031A29820AA52E9CFEA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perplate Gothic Light1" svg:font-family="'Copperplate Gothic Light'" style:font-pitch="variable"/>
    <style:font-face style:name="Copperplate Gothic Light" svg:font-family="'Copperplate Gothic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text-properties fo:font-size="26.3999996185303pt"/>
    </style:style>
    <style:style style:name="T1" style:family="text">
      <style:text-properties fo:color="#000000" fo:font-size="28pt" fo:language="en" fo:country="US" style:text-underline-style="solid" style:text-underline-width="auto" style:text-underline-color="font-color" style:font-size-asian="28pt" style:language-asian="ar" style:country-asian="SA" style:font-size-complex="28pt"/>
    </style:style>
    <style:style style:name="T2" style:family="text">
      <style:text-properties fo:color="#000000" style:font-name="Copperplate Gothic Light" fo:font-size="12pt" fo:language="en" fo:country="US" style:font-name-asian="Copperplate Gothic Light1" style:font-size-asian="12pt" style:language-asian="ar" style:country-asian="SA" style:font-name-complex="Copperplate Gothic Light"/>
    </style:style>
    <style:style style:name="T3" style:family="text">
      <style:text-properties fo:color="#000000" style:font-name="Segoe UI" fo:font-size="88pt" fo:language="en" fo:country="US" fo:font-weight="bold" style:font-name-asian="Copperplate Gothic Light1" style:font-size-asian="88pt" style:language-asian="ar" style:country-asian="SA" style:font-weight-asian="bold" style:font-name-complex="Copperplate Gothic Light" style:font-size-complex="88pt" style:font-weight-complex="bold"/>
    </style:style>
    <style:style style:name="T4" style:family="text">
      <style:text-properties fo:color="#000000" style:font-name="Segoe UI" fo:font-size="36pt" fo:language="en" fo:country="US" fo:font-weight="bold" style:font-name-asian="Copperplate Gothic Light1" style:font-size-asian="36pt" style:language-asian="ar" style:country-asian="SA" style:font-weight-asian="bold" style:font-name-complex="Copperplate Gothic Light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4" presentation:presentation-page-layout-name="AL1T1">
        <draw:frame draw:style-name="gr1" draw:text-style-name="P2" draw:layer="layout" svg:width="25.908cm" svg:height="7.746cm" svg:x="1.016cm" svg:y="0.508cm">
          <draw:text-box>
            <text:p text:style-name="P1"><text:span text:style-name="T1">SERMON</text:span></text:p>
            <text:p text:style-name="P1"><text:span text:style-name="T2"/></text:p>
            <text:p text:style-name="P1"><text:span text:style-name="T3">“</text:span><text:span text:style-name="T3">HIGHER LOVE”</text:span></text:p>
            <text:p text:style-name="P1"><text:span text:style-name="T4">LUKE 6:27-38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pperplate Gothic Light1" svg:font-family="'Copperplate Gothic Light'" style:font-pitch="variable"/>
    <style:font-face style:name="Copperplate Gothic Light" svg:font-family="'Copperplate Gothic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22:46:30.650000000</meta:creation-date>
    <dc:title>Christ_Easter</dc:title>
    <meta:editing-duration>PT1M40S</meta:editing-duration>
    <meta:editing-cycles>2</meta:editing-cycles>
    <meta:generator>LibreOffice/6.1.3.2$Windows_X86_64 LibreOffice_project/86daf60bf00efa86ad547e59e09d6bb77c699acb</meta:generator>
    <dc:date>2019-02-19T22:48:09.003000000</dc:date>
    <meta:document-statistic meta:object-count="37"/>
  </office:meta>
</office:document-meta>
</file>